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officeooo:rsid="0012e3b5" officeooo:paragraph-rsid="0012e3b5"/>
    </style:style>
    <style:style style:name="P2" style:family="paragraph" style:parent-style-name="Standard">
      <style:paragraph-properties fo:text-align="start" style:justify-single-word="false"/>
      <style:text-properties officeooo:rsid="0012e3b5" officeooo:paragraph-rsid="0012e3b5"/>
    </style:style>
    <style:style style:name="P3" style:family="paragraph" style:parent-style-name="Standard">
      <style:paragraph-properties fo:text-align="start" style:justify-single-word="false"/>
      <style:text-properties officeooo:rsid="0012e3b5" officeooo:paragraph-rsid="00198e89"/>
    </style:style>
    <style:style style:name="P4" style:family="paragraph" style:parent-style-name="Standard">
      <style:paragraph-properties fo:text-align="start" style:justify-single-word="false"/>
      <style:text-properties fo:font-weight="bold" officeooo:rsid="00198e89" officeooo:paragraph-rsid="00198e8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98e89" officeooo:paragraph-rsid="002cf9e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b1e1b" officeooo:paragraph-rsid="002b1e1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b1e1b" officeooo:paragraph-rsid="002cf9ea" style:font-weight-asian="bold" style:font-weight-complex="bold"/>
    </style:style>
    <style:style style:name="P8" style:family="paragraph" style:parent-style-name="Standard">
      <style:paragraph-properties fo:margin-top="0.0402in" fo:margin-bottom="0.0402in" style:contextual-spacing="false" fo:text-align="start" style:justify-single-word="false"/>
      <style:text-properties officeooo:rsid="0012e3b5" officeooo:paragraph-rsid="0012e3b5"/>
    </style:style>
    <style:style style:name="P9" style:family="paragraph" style:parent-style-name="Standard">
      <style:paragraph-properties fo:margin-top="0.0402in" fo:margin-bottom="0.0402in" style:contextual-spacing="false" fo:text-align="start" style:justify-single-word="false"/>
      <style:text-properties fo:font-size="10pt" officeooo:rsid="001403dc" officeooo:paragraph-rsid="0021c1f1" style:font-size-asian="10pt" style:font-size-complex="10pt"/>
    </style:style>
    <style:style style:name="P10" style:family="paragraph" style:parent-style-name="Standard">
      <style:paragraph-properties fo:margin-top="0.0402in" fo:margin-bottom="0.0402in" style:contextual-spacing="false" fo:text-align="center" style:justify-single-word="false"/>
      <style:text-properties fo:font-weight="bold" officeooo:rsid="002b1e1b" officeooo:paragraph-rsid="002b1e1b" style:font-weight-asian="bold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officeooo:rsid="0012e3b5" officeooo:paragraph-rsid="0021c1f1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bold" officeooo:rsid="002b1e1b" officeooo:paragraph-rsid="002cf9ea" style:font-weight-asian="bold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fo:font-weight="normal" officeooo:rsid="00198e89" officeooo:paragraph-rsid="002cf9ea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12e3b5" officeooo:paragraph-rsid="0012e3b5" style:font-size-asian="14pt" style:font-weight-asian="bold" style:font-size-complex="14pt" style:font-weight-complex="bold"/>
    </style:style>
    <style:style style:name="P15" style:family="paragraph" style:parent-style-name="Standard" style:list-style-name="L3">
      <style:paragraph-properties fo:margin-top="0.0402in" fo:margin-bottom="0.0402in" style:contextual-spacing="false" fo:text-align="start" style:justify-single-word="false"/>
      <style:text-properties officeooo:rsid="0012e3b5" officeooo:paragraph-rsid="0012e3b5"/>
    </style:style>
    <style:style style:name="P16" style:family="paragraph" style:parent-style-name="Standard">
      <style:paragraph-properties fo:margin-top="0.0402in" fo:margin-bottom="0.0402in" style:contextual-spacing="false" fo:text-align="start" style:justify-single-word="false"/>
      <style:text-properties officeooo:rsid="0012e3b5" officeooo:paragraph-rsid="0012e3b5"/>
    </style:style>
    <style:style style:name="P17" style:family="paragraph" style:parent-style-name="Standard" style:list-style-name="L4">
      <style:paragraph-properties fo:margin-top="0.0402in" fo:margin-bottom="0.0402in" style:contextual-spacing="false" fo:text-align="start" style:justify-single-word="false"/>
      <style:text-properties fo:font-size="10pt" officeooo:rsid="001403dc" officeooo:paragraph-rsid="0021c1f1" style:font-size-asian="10pt" style:font-size-complex="10pt"/>
    </style:style>
    <style:style style:name="P18" style:family="paragraph" style:parent-style-name="Standard" style:list-style-name="L4">
      <style:paragraph-properties fo:margin-top="0.0402in" fo:margin-bottom="0.0402in" style:contextual-spacing="false" fo:text-align="start" style:justify-single-word="false"/>
      <style:text-properties fo:font-size="10pt" officeooo:rsid="001403dc" officeooo:paragraph-rsid="0028b248" style:font-size-asian="10pt" style:font-size-complex="10pt"/>
    </style:style>
    <style:style style:name="P19" style:family="paragraph" style:parent-style-name="Standard" style:list-style-name="L4">
      <style:paragraph-properties fo:margin-top="0.0402in" fo:margin-bottom="0.0402in" style:contextual-spacing="false" fo:text-align="start" style:justify-single-word="false"/>
      <style:text-properties style:font-name="Liberation Mono" fo:font-size="10pt" fo:font-style="normal" fo:font-weight="normal" officeooo:rsid="001403dc" officeooo:paragraph-rsid="0021c1f1" style:font-size-asian="10pt" style:font-style-asian="normal" style:font-weight-asian="normal" style:font-size-complex="10pt"/>
    </style:style>
    <style:style style:name="P20" style:family="paragraph" style:parent-style-name="Standard" style:list-style-name="L4">
      <style:paragraph-properties fo:margin-left="0in" fo:margin-right="0in" fo:margin-top="0.0402in" fo:margin-bottom="0.0402in" style:contextual-spacing="false" fo:text-align="start" style:justify-single-word="false" fo:text-indent="-0.25in" style:auto-text-indent="false"/>
      <style:text-properties fo:font-size="10pt" officeooo:rsid="001403dc" officeooo:paragraph-rsid="0021c1f1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f9ea" style:font-weight-asian="bold" style:font-weight-complex="bold"/>
    </style:style>
    <style:style style:name="T3" style:family="text">
      <style:text-properties officeooo:rsid="002cf9e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Koniar</text:p>
      <text:p text:style-name="P1">x500: konia013</text:p>
      <text:p text:style-name="P1">ID: 4343456</text:p>
      <text:p text:style-name="P1">CSCI 5551</text:p>
      <text:p text:style-name="P14">Extra Credit 2 (0.5 point)</text:p>
      <text:p text:style-name="P3">Please find the dextrous and reachable workspaces for a planar RRR manipulator with lengths<draw:frame draw:style-name="fr1" draw:name="Object5" text:anchor-type="as-char" svg:y="-0.1362in" svg:width="0.1717in" svg:height="0.1917in" draw:z-index="20"><draw:object xlink:href="./Object 8" xlink:type="simple" xlink:show="embed" xlink:actuate="onLoad"/><draw:image xlink:href="./ObjectReplacements/Object 8" xlink:type="simple" xlink:show="embed" xlink:actuate="onLoad"/></draw:frame>,<draw:frame draw:style-name="fr1" draw:name="Object6" text:anchor-type="as-char" svg:y="-0.1362in" svg:width="0.1717in" svg:height="0.1917in" draw:z-index="21"><draw:object xlink:href="./Object 9" xlink:type="simple" xlink:show="embed" xlink:actuate="onLoad"/><draw:image xlink:href="./ObjectReplacements/Object 9" xlink:type="simple" xlink:show="embed" xlink:actuate="onLoad"/></draw:frame>, and<draw:frame draw:style-name="fr1" draw:name="Object4" text:anchor-type="as-char" svg:y="-0.1362in" svg:width="0.172in" svg:height="0.1917in" draw:z-index="22"><draw:object xlink:href="./Object 7" xlink:type="simple" xlink:show="embed" xlink:actuate="onLoad"/><draw:image xlink:href="./ObjectReplacements/Object 7" xlink:type="simple" xlink:show="embed" xlink:actuate="onLoad"/></draw:frame>in the following cases: </text:p>
      <text:p text:style-name="P4"/>
      <text:p text:style-name="P7"><text:span text:style-name="T3">Workspace Area Equation</text:span>:</text:p>
      <text:list xml:id="list5365450389968043466" text:style-name="L1">
        <text:list-item>
          <text:p text:style-name="P12"><draw:frame draw:style-name="fr1" draw:name="Object2" text:anchor-type="as-char" svg:y="-0.1575in" svg:width="1.4772in" svg:height="0.2134in" draw:z-index="23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P3"/>
      <text:p text:style-name="P5">A<text:span text:style-name="T3">ssumptions</text:span>: </text:p>
      <text:list xml:id="list6629818882803322326" text:style-name="L2">
        <text:list-item>
          <text:p text:style-name="P13">All joints can rotate 360 degrees around a single axis.</text:p>
        </text:list-item>
      </text:list>
      <text:p text:style-name="P6"/>
      <text:p text:style-name="P8"><text:span text:style-name="T2">1.</text:span><text:span text:style-name="T1"> <text:s/>All the lengths are equal</text:span> <draw:frame draw:style-name="fr1" draw:name="Object1" text:anchor-type="as-char" svg:y="-0.1362in" svg:width="0.7862in" svg:height="0.192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list xml:id="list8534306757372115928" text:style-name="L3">
        <text:list-header>
          <text:p text:style-name="P15"><draw:frame draw:style-name="fr1" draw:name="Object14" text:anchor-type="as-char" svg:y="-0.5335in" svg:width="2.0571in" svg:height="1.0098in" draw:z-index="24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/text:list-header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Question #2 on next page</text:p>
      <text:p text:style-name="P11"><text:span text:style-name="T1">2. </text:span><text:s/><text:span text:style-name="T1">All lengths are different from each other: <text:s text:c="2"/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Condition 1: <draw:frame draw:style-name="fr1" draw:name="Object47" text:anchor-type="as-char" svg:y="-0.1362in" svg:width="0.5681in" svg:height="0.1917in" draw:z-index="1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  <text:list xml:id="list7667911228851692233" text:style-name="L4">
              <text:list-item>
                <text:p text:style-name="P17">Additional Condition 1.1:<draw:frame draw:style-name="fr1" draw:name="Object48" text:anchor-type="as-char" svg:y="-0.1362in" svg:width="0.5681in" svg:height="0.1917in" draw:z-index="2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      <text:list>
                  <text:list-header>
                    <text:p text:style-name="P19"><draw:frame draw:style-name="fr1" draw:name="Object49" text:anchor-type="as-char" svg:y="-0.5319in" svg:width="1.9543in" svg:height="1.0126in" draw:z-index="3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        </text:list-header>
                </text:list>
              </text:list-item>
              <text:list-item>
                <text:p text:style-name="P17">Additional Condition 1.2:<draw:frame draw:style-name="fr1" draw:name="Object51" text:anchor-type="as-char" svg:y="-0.1366in" svg:width="0.5898in" svg:height="0.1925in" draw:z-index="4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      <text:list>
                  <text:list-header>
                    <text:p text:style-name="P17"><draw:frame draw:style-name="fr1" draw:name="Object7" text:anchor-type="as-char" svg:y="-0.5335in" svg:width="1.8575in" svg:height="1.0098in" draw:z-index="25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      </text:list-header>
                </text:list>
              </text:list-item>
            </text:list>
          </table:table-cell>
          <table:table-cell table:style-name="Table1.B1" office:value-type="string">
            <text:list xml:id="list121641223360745" text:continue-numbering="true" text:style-name="L4">
              <text:list-header>
                <text:p text:style-name="P20">Condition 2: <draw:frame draw:style-name="fr1" draw:name="Object54" text:anchor-type="as-char" svg:y="-0.1362in" svg:width="0.5681in" svg:height="0.1917in" draw:z-index="5"><draw:object xlink:href="./Object 54" xlink:type="simple" xlink:show="embed" xlink:actuate="onLoad"/><draw:image xlink:href="./ObjectReplacements/Object 54" xlink:type="simple" xlink:show="embed" xlink:actuate="onLoad"/><svg:desc>formula</svg:desc></draw:frame> </text:p>
              </text:list-header>
              <text:list-item>
                <text:p text:style-name="P18">Additional Condition 2.1:<draw:frame draw:style-name="fr1" draw:name="Object55" text:anchor-type="as-char" svg:y="-0.1362in" svg:width="0.5681in" svg:height="0.1917in" draw:z-index="6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      <text:list>
                  <text:list-header>
                    <text:p text:style-name="P18"><draw:frame draw:style-name="fr1" draw:name="Object8" text:anchor-type="as-char" svg:y="-0.4362in" svg:width="1.952in" svg:height="0.7846in" draw:z-index="26"><draw:object xlink:href="./Object 5" xlink:type="simple" xlink:show="embed" xlink:actuate="onLoad"/><draw:image xlink:href="./ObjectReplacements/Object 5" xlink:type="simple" xlink:show="embed" xlink:actuate="onLoad"/><svg:desc>formula</svg:desc></draw:frame> </text:p>
                  </text:list-header>
                </text:list>
              </text:list-item>
              <text:list-item>
                <text:p text:style-name="P18">Additional Condition 2.2:<draw:frame draw:style-name="fr1" draw:name="Object58" text:anchor-type="as-char" svg:y="-0.1366in" svg:width="0.5898in" svg:height="0.1925in" draw:z-index="7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        <text:list>
                  <text:list-header>
                    <text:p text:style-name="P18"><draw:frame draw:style-name="fr1" draw:name="Object9" text:anchor-type="as-char" svg:y="-0.5362in" svg:width="2.0299in" svg:height="1.0138in" draw:z-index="27"><draw:object xlink:href="./Object 12" xlink:type="simple" xlink:show="embed" xlink:actuate="onLoad"/><draw:image xlink:href="./ObjectReplacements/Object 12" xlink:type="simple" xlink:show="embed" xlink:actuate="onLoad"/><svg:desc>formula</svg:desc></draw:frame> </text:p>
                  </text:list-header>
                </text:list>
              </text:list-item>
            </text:list>
          </table:table-cell>
        </table:table-row>
        <table:table-row>
          <table:table-cell table:style-name="Table1.A2" office:value-type="string">
            <text:list xml:id="list121641913998573" text:continue-numbering="true" text:style-name="L4">
              <text:list-header>
                <text:p text:style-name="P20">Condition 3: <draw:frame draw:style-name="fr1" draw:name="Object61" text:anchor-type="as-char" svg:y="-0.1362in" svg:width="0.5681in" svg:height="0.1917in" draw:z-index="8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    </text:list-header>
              <text:list-item>
                <text:p text:style-name="P17">Additional Condition 3.1:<draw:frame draw:style-name="fr1" draw:name="Object62" text:anchor-type="as-char" svg:y="-0.1362in" svg:width="0.5681in" svg:height="0.1917in" draw:z-index="9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      <text:list>
                  <text:list-header>
                    <text:p text:style-name="P17"><draw:frame draw:style-name="fr1" draw:name="Object15" text:anchor-type="as-char" svg:y="-0.5346in" svg:width="1.9535in" svg:height="1.0118in" draw:z-index="30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      </text:list-header>
                </text:list>
              </text:list-item>
              <text:list-item>
                <text:p text:style-name="P17">Additional Condition 3.2:<draw:frame draw:style-name="fr1" draw:name="Object65" text:anchor-type="as-char" svg:y="-0.1366in" svg:width="0.5898in" svg:height="0.1925in" draw:z-index="10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        <text:list>
                  <text:list-header>
                    <text:p text:style-name="P17"><draw:frame draw:style-name="fr1" draw:name="Object16" text:anchor-type="as-char" svg:y="-0.5335in" svg:width="1.8693in" svg:height="1.0146in" draw:z-index="31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      </text:list-header>
                </text:list>
              </text:list-item>
            </text:list>
          </table:table-cell>
          <table:table-cell table:style-name="Table1.B2" office:value-type="string">
            <text:list xml:id="list121641524295784" text:continue-numbering="true" text:style-name="L4">
              <text:list-header>
                <text:p text:style-name="P20">Condition 4: <draw:frame draw:style-name="fr1" draw:name="Object68" text:anchor-type="as-char" svg:y="-0.1362in" svg:width="0.5681in" svg:height="0.1917in" draw:z-index="11"><draw:object xlink:href="./Object 68" xlink:type="simple" xlink:show="embed" xlink:actuate="onLoad"/><draw:image xlink:href="./ObjectReplacements/Object 68" xlink:type="simple" xlink:show="embed" xlink:actuate="onLoad"/><svg:desc>formula</svg:desc></draw:frame> </text:p>
              </text:list-header>
              <text:list-item>
                <text:p text:style-name="P17">Additional Condition 4.1:<draw:frame draw:style-name="fr1" draw:name="Object69" text:anchor-type="as-char" svg:y="-0.1362in" svg:width="0.5681in" svg:height="0.1917in" draw:z-index="12"><draw:object xlink:href="./Object 69" xlink:type="simple" xlink:show="embed" xlink:actuate="onLoad"/><draw:image xlink:href="./ObjectReplacements/Object 69" xlink:type="simple" xlink:show="embed" xlink:actuate="onLoad"/><svg:desc>formula</svg:desc></draw:frame> </text:p>
                <text:list>
                  <text:list-header>
                    <text:p text:style-name="P17"><draw:frame draw:style-name="fr1" draw:name="Object17" text:anchor-type="as-char" svg:y="-0.4362in" svg:width="1.9661in" svg:height="0.7898in" draw:z-index="34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      </text:list-header>
                </text:list>
              </text:list-item>
              <text:list-item>
                <text:p text:style-name="P17">Additional Condition 4.2:<draw:frame draw:style-name="fr1" draw:name="Object72" text:anchor-type="as-char" svg:y="-0.1366in" svg:width="0.5898in" svg:height="0.1925in" draw:z-index="13"><draw:object xlink:href="./Object 72" xlink:type="simple" xlink:show="embed" xlink:actuate="onLoad"/><draw:image xlink:href="./ObjectReplacements/Object 72" xlink:type="simple" xlink:show="embed" xlink:actuate="onLoad"/><svg:desc>formula</svg:desc></draw:frame> </text:p>
                <text:list>
                  <text:list-header>
                    <text:p text:style-name="P17"><draw:frame draw:style-name="fr1" draw:name="Object3" text:anchor-type="as-char" svg:y="-0.5335in" svg:width="1.8575in" svg:height="1.0098in" draw:z-index="35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      </text:list-header>
                </text:list>
              </text:list-item>
            </text:list>
          </table:table-cell>
        </table:table-row>
        <table:table-row>
          <table:table-cell table:style-name="Table1.A2" office:value-type="string">
            <text:list xml:id="list121642672944976" text:continue-numbering="true" text:style-name="L4">
              <text:list-header>
                <text:p text:style-name="P20">Condition 5: <draw:frame draw:style-name="fr1" draw:name="Object75" text:anchor-type="as-char" svg:y="-0.1362in" svg:width="0.5681in" svg:height="0.1917in" draw:z-index="14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    </text:list-header>
              <text:list-item>
                <text:p text:style-name="P17">Additional Condition 5.1:<draw:frame draw:style-name="fr1" draw:name="Object76" text:anchor-type="as-char" svg:y="-0.1362in" svg:width="0.5681in" svg:height="0.1917in" draw:z-index="15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      <text:list>
                  <text:list-header>
                    <text:p text:style-name="P17"><draw:frame draw:style-name="fr1" draw:name="Object10" text:anchor-type="as-char" svg:y="-0.4362in" svg:width="1.9535in" svg:height="0.7846in" draw:z-index="3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    </text:list-header>
                </text:list>
              </text:list-item>
              <text:list-item>
                <text:p text:style-name="P17">Additional Condition 5.2:<draw:frame draw:style-name="fr1" draw:name="Object79" text:anchor-type="as-char" svg:y="-0.1366in" svg:width="0.5898in" svg:height="0.1925in" draw:z-index="16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        <text:list>
                  <text:list-header>
                    <text:p text:style-name="P17"><draw:frame draw:style-name="fr1" draw:name="Object12" text:anchor-type="as-char" svg:y="-0.5335in" svg:width="1.8457in" svg:height="1.0047in" draw:z-index="3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      </text:list-header>
                </text:list>
              </text:list-item>
            </text:list>
          </table:table-cell>
          <table:table-cell table:style-name="Table1.B2" office:value-type="string">
            <text:list xml:id="list121642217910211" text:continue-numbering="true" text:style-name="L4">
              <text:list-header>
                <text:p text:style-name="P20">Condition 6: <draw:frame draw:style-name="fr1" draw:name="Object82" text:anchor-type="as-char" svg:y="-0.1362in" svg:width="0.5681in" svg:height="0.1917in" draw:z-index="17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      </text:list-header>
              <text:list-item>
                <text:p text:style-name="P17">Additional Condition 6.1:<draw:frame draw:style-name="fr1" draw:name="Object83" text:anchor-type="as-char" svg:y="-0.1362in" svg:width="0.5681in" svg:height="0.1917in" draw:z-index="18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      <text:list>
                  <text:list-header>
                    <text:p text:style-name="P17"><draw:frame draw:style-name="fr1" draw:name="Object11" text:anchor-type="as-char" svg:y="-0.4362in" svg:width="1.9535in" svg:height="0.7846in" draw:z-index="2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      </text:list-header>
                </text:list>
              </text:list-item>
              <text:list-item>
                <text:p text:style-name="P17">Additional Condition 6.2:<draw:frame draw:style-name="fr1" draw:name="Object86" text:anchor-type="as-char" svg:y="-0.1366in" svg:width="0.5898in" svg:height="0.1925in" draw:z-index="19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      <text:list>
                  <text:list-header>
                    <text:p text:style-name="P17"><draw:frame draw:style-name="fr1" draw:name="Object13" text:anchor-type="as-char" svg:y="-0.5335in" svg:width="1.8543in" svg:height="1.0055in" draw:z-index="29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      </text:list-header>
                </text:list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6:46:03.332332321</meta:creation-date>
    <dc:date>2015-10-29T12:16:40.586514094</dc:date>
    <meta:editing-duration>PT3H26M37S</meta:editing-duration>
    <meta:editing-cycles>24</meta:editing-cycles>
    <meta:generator>LibreOffice/4.2.8.2$Linux_X86_64 LibreOffice_project/420m0$Build-2</meta:generator>
    <meta:document-statistic meta:table-count="1" meta:image-count="0" meta:object-count="36" meta:page-count="2" meta:paragraph-count="44" meta:word-count="144" meta:character-count="805" meta:non-whitespace-character-count="703"/>
  </office:meta>
</office:document-meta>
</file>

<file path=Object 1/content.xml><?xml version="1.0" encoding="utf-8"?>
<math xmlns="http://www.w3.org/1998/Math/MathML" display="block">
  <semantics>
    <mrow>
      <msub>
        <mi>l</mi>
        <mn>1</mn>
      </msub>
      <mo stretchy="false">=</mo>
      <msub>
        <mi>l</mi>
        <mn>2</mn>
      </msub>
      <mo stretchy="false">=</mo>
      <msub>
        <mi>l</mi>
        <mn>3</mn>
      </msub>
      <mo stretchy="false">=</mo>
      <mi>l</mi>
    </mrow>
    <annotation encoding="StarMath 5.0">l_1 = l_2 = l_3 = l</annotation>
  </semantics>
</math>
</file>

<file path=Object 10/content.xml><?xml version="1.0" encoding="utf-8"?>
<math xmlns="http://www.w3.org/1998/Math/MathML" display="block">
  <semantics>
    <mtable>
      <mtr>
        <mtd>
          <mtext>Reachable:</mtext>
        </mtd>
        <mtd>
          <mrow>
            <mtext/>
            <mrow>
              <mo fence="true" stretchy="true">{</mo>
              <mrow>
                <mtable>
                  <mtr>
                    <mtd>
                      <mrow>
                        <mtext/>
                        <msub>
                          <mi>R</mi>
                          <mtext>out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row>
                          <msub>
                            <mi>l</mi>
                            <mn>1</mn>
                          </msub>
                          <mo stretchy="false">+</mo>
                          <msub>
                            <mi>l</mi>
                            <mn>2</mn>
                          </msub>
                          <mo stretchy="false">+</mo>
                          <msub>
                            <mi>l</mi>
                            <mn>3</mn>
                          </msub>
                        </mrow>
                      </mrow>
                    </mtd>
                  </mtr>
                  <mtr>
                    <mtd>
                      <mrow>
                        <mtext/>
                        <msub>
                          <mi>R</mi>
                          <mtext>in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row>
                          <msub>
                            <mi>l</mi>
                            <mn>3</mn>
                          </msub>
                          <mo stretchy="false">−</mo>
                          <mrow>
                            <mo fence="true" stretchy="false">(</mo>
                            <mrow>
                              <mrow>
                                <msub>
                                  <mi>l</mi>
                                  <mn>1</mn>
                                </msub>
                                <mo stretchy="false">+</mo>
                                <msub>
                                  <mi>l</mi>
                                  <mn>2</mn>
                                </msub>
                              </mrow>
                            </mrow>
                            <mo fence="true" stretchy="false">)</mo>
                          </mrow>
                        </mrow>
                      </mrow>
                    </mtd>
                  </mtr>
                </mtable>
              </mrow>
            </mrow>
          </mrow>
        </mtd>
      </mtr>
      <mtr>
        <mtd>
          <mtext> </mtext>
        </mtd>
        <mtd>
          <mtext> </mtext>
        </mtd>
      </mtr>
      <mtr>
        <mtd>
          <mtext>Dextrous:</mtext>
        </mtd>
        <mtd>
          <mrow>
            <mtext/>
            <mrow>
              <mo fence="true" stretchy="true">{</mo>
              <mrow>
                <mtable>
                  <mtr>
                    <mtd>
                      <mrow>
                        <mtext> </mtext>
                        <mi mathvariant="italic">EMPTY</mi>
                        <mi mathvariant="italic">SET</mi>
                      </mrow>
                    </mtd>
                  </mtr>
                </mtable>
              </mrow>
            </mrow>
          </mrow>
        </mtd>
      </mtr>
    </mtable>
    <annotation encoding="StarMath 5.0">matrix{ 
"Reachable:"#""
left lbrace 
matrix {
""R_{"out"} # ""=` l_1 + l_2 + l_3 ## 
""R_{"in"}  # ""=` l_3 - (l_1 + l_2)}
right none
##" "#" "##
"Dextrous:"#""
left lbrace 
matrix {
" "EMPTY SET}
right none
}</annotation>
  </semantics>
</math>
</file>

<file path=Object 11/content.xml><?xml version="1.0" encoding="utf-8"?>
<math xmlns="http://www.w3.org/1998/Math/MathML" display="block">
  <semantics>
    <mtable>
      <mtr>
        <mtd>
          <mtext>Reachable:</mtext>
        </mtd>
        <mtd>
          <mrow>
            <mtext/>
            <mrow>
              <mo fence="true" stretchy="true">{</mo>
              <mrow>
                <mtable>
                  <mtr>
                    <mtd>
                      <mrow>
                        <mtext/>
                        <msub>
                          <mi>R</mi>
                          <mtext>out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row>
                          <msub>
                            <mi>l</mi>
                            <mn>1</mn>
                          </msub>
                          <mo stretchy="false">+</mo>
                          <msub>
                            <mi>l</mi>
                            <mn>2</mn>
                          </msub>
                          <mo stretchy="false">+</mo>
                          <msub>
                            <mi>l</mi>
                            <mn>3</mn>
                          </msub>
                        </mrow>
                      </mrow>
                    </mtd>
                  </mtr>
                  <mtr>
                    <mtd>
                      <mrow>
                        <mtext/>
                        <msub>
                          <mi>R</mi>
                          <mtext>in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text>Origin</mtext>
                      </mrow>
                    </mtd>
                  </mtr>
                </mtable>
              </mrow>
            </mrow>
          </mrow>
        </mtd>
      </mtr>
      <mtr>
        <mtd>
          <mtext> </mtext>
        </mtd>
        <mtd>
          <mtext> </mtext>
        </mtd>
      </mtr>
      <mtr>
        <mtd>
          <mtext>Dextrous:</mtext>
        </mtd>
        <mtd>
          <mrow>
            <mtext/>
            <mrow>
              <mo fence="true" stretchy="true">{</mo>
              <mrow>
                <mtable>
                  <mtr>
                    <mtd>
                      <mrow>
                        <mtext/>
                        <msub>
                          <mi>R</mi>
                          <mtext>out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row>
                          <msub>
                            <mi>l</mi>
                            <mn>1</mn>
                          </msub>
                          <mo stretchy="false">+</mo>
                          <msub>
                            <mi>l</mi>
                            <mn>2</mn>
                          </msub>
                          <mo stretchy="false">−</mo>
                          <msub>
                            <mi>l</mi>
                            <mn>3</mn>
                          </msub>
                        </mrow>
                      </mrow>
                    </mtd>
                  </mtr>
                  <mtr>
                    <mtd>
                      <mrow>
                        <mtext/>
                        <msub>
                          <mi>R</mi>
                          <mtext>in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text>Origin</mtext>
                      </mrow>
                    </mtd>
                  </mtr>
                </mtable>
              </mrow>
            </mrow>
          </mrow>
        </mtd>
      </mtr>
    </mtable>
    <annotation encoding="StarMath 5.0">matrix{ 
"Reachable:"#""
left lbrace 
matrix {
""R_{"out"} # ""=` l_1 + l_2 + l_3 ## 
""R_{"in"}  # ""=` "Origin"}
right none
##" "#" "##
"Dextrous:"#""
left lbrace 
matrix {
""R_{"out"} # ""=` l_1 + l_2 - l_3 ## 
""R_{"in"}  # ""=` "Origin"}
right none
}</annotation>
  </semantics>
</math>
</file>

<file path=Object 12/content.xml><?xml version="1.0" encoding="utf-8"?>
<math xmlns="http://www.w3.org/1998/Math/MathML" display="block">
  <semantics>
    <mtable>
      <mtr>
        <mtd>
          <mtext>Reachable:</mtext>
        </mtd>
        <mtd>
          <mrow>
            <mtext/>
            <mrow>
              <mo fence="true" stretchy="true">{</mo>
              <mrow>
                <mtable>
                  <mtr>
                    <mtd>
                      <mrow>
                        <mtext/>
                        <msub>
                          <mi>R</mi>
                          <mtext>out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row>
                          <msub>
                            <mi>l</mi>
                            <mn>1</mn>
                          </msub>
                          <mo stretchy="false">+</mo>
                          <msub>
                            <mi>l</mi>
                            <mn>2</mn>
                          </msub>
                          <mo stretchy="false">+</mo>
                          <msub>
                            <mi>l</mi>
                            <mn>3</mn>
                          </msub>
                        </mrow>
                      </mrow>
                    </mtd>
                  </mtr>
                  <mtr>
                    <mtd>
                      <mrow>
                        <mtext/>
                        <msub>
                          <mi>R</mi>
                          <mtext>in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text>Origin</mtext>
                      </mrow>
                    </mtd>
                  </mtr>
                </mtable>
              </mrow>
            </mrow>
          </mrow>
        </mtd>
      </mtr>
      <mtr>
        <mtd>
          <mtext> </mtext>
        </mtd>
        <mtd>
          <mtext> </mtext>
        </mtd>
      </mtr>
      <mtr>
        <mtd>
          <mtext>Dextrous:</mtext>
        </mtd>
        <mtd>
          <mrow>
            <mtext/>
            <mrow>
              <mo fence="true" stretchy="true">{</mo>
              <mrow>
                <mtable>
                  <mtr>
                    <mtd>
                      <mrow>
                        <mtext/>
                        <msub>
                          <mi>R</mi>
                          <mtext>out</mtext>
                        </msub>
                      </mrow>
                    </mtd>
                    <mtd>
                      <mrow>
                        <mtext/>
                        <mo stretchy="false">=</mo>
                        <mrow>
                          <mo fence="true" stretchy="true">|</mo>
                          <mrow>
                            <mrow>
                              <mspace width="0.5em"/>
                              <mrow>
                                <msub>
                                  <mi>l</mi>
                                  <mn>1</mn>
                                </msub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>l</mi>
                                        <mn>2</mn>
                                      </msub>
                                      <mo stretchy="false">+</mo>
                                      <msub>
                                        <mi>l</mi>
                                        <mn>3</mn>
                                      </msub>
                                    </mrow>
                                  </mrow>
                                  <mo fence="true" stretchy="false">)</mo>
                                </mrow>
                              </mrow>
                              <mspace width="0.5em"/>
                            </mrow>
                          </mrow>
                          <mo fence="true" stretchy="true">|</mo>
                        </mrow>
                      </mrow>
                    </mtd>
                  </mtr>
                  <mtr>
                    <mtd>
                      <mrow>
                        <mtext/>
                        <msub>
                          <mi>R</mi>
                          <mtext>in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text>Origin</mtext>
                      </mrow>
                    </mtd>
                  </mtr>
                </mtable>
              </mrow>
            </mrow>
          </mrow>
        </mtd>
      </mtr>
    </mtable>
    <annotation encoding="StarMath 5.0">matrix{ 
"Reachable:"#""
left lbrace 
matrix {
""R_{"out"} # ""=` l_1 + l_2 + l_3 ## 
""R_{"in"}  # ""=` "Origin"}
right none
##" "#" "##
"Dextrous:"#""
left lbrace 
matrix {
""R_{"out"} # ""=abs{`l_1 - (l_2 + l_3)`} ## 
""R_{"in"}  # ""=` "Origin"}
right none
}</annotation>
  </semantics>
</math>
</file>

<file path=Object 13/content.xml><?xml version="1.0" encoding="utf-8"?>
<math xmlns="http://www.w3.org/1998/Math/MathML" display="block">
  <semantics>
    <mtable>
      <mtr>
        <mtd>
          <mtext>Reachable:</mtext>
        </mtd>
        <mtd>
          <mrow>
            <mtext/>
            <mrow>
              <mo fence="true" stretchy="true">{</mo>
              <mrow>
                <mtable>
                  <mtr>
                    <mtd>
                      <mrow>
                        <mtext/>
                        <msub>
                          <mi>R</mi>
                          <mtext>out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row>
                          <msub>
                            <mi>l</mi>
                            <mn>1</mn>
                          </msub>
                          <mo stretchy="false">+</mo>
                          <msub>
                            <mi>l</mi>
                            <mn>2</mn>
                          </msub>
                          <mo stretchy="false">+</mo>
                          <msub>
                            <mi>l</mi>
                            <mn>3</mn>
                          </msub>
                        </mrow>
                      </mrow>
                    </mtd>
                  </mtr>
                  <mtr>
                    <mtd>
                      <mrow>
                        <mtext/>
                        <msub>
                          <mi>R</mi>
                          <mtext>in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text>Origin</mtext>
                      </mrow>
                    </mtd>
                  </mtr>
                </mtable>
              </mrow>
            </mrow>
          </mrow>
        </mtd>
      </mtr>
      <mtr>
        <mtd>
          <mtext> </mtext>
        </mtd>
        <mtd>
          <mtext> </mtext>
        </mtd>
      </mtr>
      <mtr>
        <mtd>
          <mtext>Dextrous:</mtext>
        </mtd>
        <mtd>
          <mrow>
            <mtext/>
            <mrow>
              <mo fence="true" stretchy="true">{</mo>
              <mrow>
                <mtable>
                  <mtr>
                    <mtd>
                      <mrow>
                        <mtext/>
                        <msub>
                          <mi>R</mi>
                          <mtext>out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row>
                          <msub>
                            <mi>l</mi>
                            <mn>1</mn>
                          </msub>
                          <mo stretchy="false">+</mo>
                          <msub>
                            <mi>l</mi>
                            <mn>2</mn>
                          </msub>
                          <mo stretchy="false">−</mo>
                          <msub>
                            <mi>l</mi>
                            <mn>3</mn>
                          </msub>
                        </mrow>
                      </mrow>
                    </mtd>
                  </mtr>
                  <mtr>
                    <mtd>
                      <mrow>
                        <mtext/>
                        <msub>
                          <mi>R</mi>
                          <mtext>in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text>Origin</mtext>
                      </mrow>
                    </mtd>
                  </mtr>
                </mtable>
              </mrow>
            </mrow>
          </mrow>
        </mtd>
      </mtr>
    </mtable>
    <annotation encoding="StarMath 5.0">matrix{ 
"Reachable:"#""
left lbrace 
matrix {
""R_{"out"} # ""=` l_1 + l_2 + l_3 ## 
""R_{"in"}  # ""=` "Origin"}
right none
##" "#" "##
"Dextrous:"#""
left lbrace 
matrix {
""R_{"out"} # ""=` l_1 + l_2 - l_3 ## 
""R_{"in"}  # ""=` "Origin"}
right none
}</annotation>
  </semantics>
</math>
</file>

<file path=Object 14/content.xml><?xml version="1.0" encoding="utf-8"?>
<math xmlns="http://www.w3.org/1998/Math/MathML" display="block">
  <semantics>
    <mtable>
      <mtr>
        <mtd>
          <mtext>Reachable:</mtext>
        </mtd>
        <mtd>
          <mrow>
            <mtext/>
            <mrow>
              <mo fence="true" stretchy="true">{</mo>
              <mrow>
                <mtable>
                  <mtr>
                    <mtd>
                      <mrow>
                        <mtext/>
                        <msub>
                          <mi>R</mi>
                          <mtext>out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row>
                          <msub>
                            <mi>l</mi>
                            <mn>1</mn>
                          </msub>
                          <mo stretchy="false">+</mo>
                          <msub>
                            <mi>l</mi>
                            <mn>2</mn>
                          </msub>
                          <mo stretchy="false">+</mo>
                          <msub>
                            <mi>l</mi>
                            <mn>3</mn>
                          </msub>
                        </mrow>
                      </mrow>
                    </mtd>
                  </mtr>
                  <mtr>
                    <mtd>
                      <mrow>
                        <mtext/>
                        <msub>
                          <mi>R</mi>
                          <mtext>in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text>Origin</mtext>
                      </mrow>
                    </mtd>
                  </mtr>
                </mtable>
              </mrow>
            </mrow>
          </mrow>
        </mtd>
      </mtr>
      <mtr>
        <mtd>
          <mtext> </mtext>
        </mtd>
        <mtd>
          <mtext> </mtext>
        </mtd>
      </mtr>
      <mtr>
        <mtd>
          <mtext>Dextrous:</mtext>
        </mtd>
        <mtd>
          <mrow>
            <mtext/>
            <mrow>
              <mo fence="true" stretchy="true">{</mo>
              <mrow>
                <mtable>
                  <mtr>
                    <mtd>
                      <mrow>
                        <mtext/>
                        <msub>
                          <mi>R</mi>
                          <mtext>out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row>
                          <msub>
                            <mi>l</mi>
                            <mn>1</mn>
                          </msub>
                          <mo stretchy="false">+</mo>
                          <msub>
                            <mi>l</mi>
                            <mn>2</mn>
                          </msub>
                          <mo stretchy="false">−</mo>
                          <msub>
                            <mi>l</mi>
                            <mn>3</mn>
                          </msub>
                        </mrow>
                      </mrow>
                    </mtd>
                  </mtr>
                  <mtr>
                    <mtd>
                      <mrow>
                        <mtext/>
                        <msub>
                          <mi>R</mi>
                          <mtext>in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text>Origin</mtext>
                      </mrow>
                    </mtd>
                  </mtr>
                </mtable>
              </mrow>
            </mrow>
          </mrow>
        </mtd>
      </mtr>
    </mtable>
    <annotation encoding="StarMath 5.0">matrix{ 
"Reachable:"#""
left lbrace 
matrix {
""R_{"out"} # ""=` l_1 + l_2 + l_3 ## 
""R_{"in"}  # ""=` "Origin"}
right none
##" "#" "##
"Dextrous:"#""
left lbrace 
matrix {
""R_{"out"} # ""=` l_1 + l_2 - l_3 ## 
""R_{"in"}  # ""=` "Origin"}
right none
}</annotation>
  </semantics>
</math>
</file>

<file path=Object 15/content.xml><?xml version="1.0" encoding="utf-8"?>
<math xmlns="http://www.w3.org/1998/Math/MathML" display="block">
  <semantics>
    <mtable>
      <mtr>
        <mtd>
          <mtext>Reachable:</mtext>
        </mtd>
        <mtd>
          <mrow>
            <mtext/>
            <mrow>
              <mo fence="true" stretchy="true">{</mo>
              <mrow>
                <mtable>
                  <mtr>
                    <mtd>
                      <mrow>
                        <mtext/>
                        <msub>
                          <mi>R</mi>
                          <mtext>out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row>
                          <msub>
                            <mi>l</mi>
                            <mn>1</mn>
                          </msub>
                          <mo stretchy="false">+</mo>
                          <msub>
                            <mi>l</mi>
                            <mn>2</mn>
                          </msub>
                          <mo stretchy="false">+</mo>
                          <msub>
                            <mi>l</mi>
                            <mn>3</mn>
                          </msub>
                        </mrow>
                      </mrow>
                    </mtd>
                  </mtr>
                  <mtr>
                    <mtd>
                      <mrow>
                        <mtext/>
                        <msub>
                          <mi>R</mi>
                          <mtext>in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row>
                          <msub>
                            <mi>l</mi>
                            <mn>2</mn>
                          </msub>
                          <mo stretchy="false">−</mo>
                          <mrow>
                            <mo fence="true" stretchy="false">(</mo>
                            <mrow>
                              <mrow>
                                <msub>
                                  <mi>l</mi>
                                  <mn>1</mn>
                                </msub>
                                <mo stretchy="false">+</mo>
                                <msub>
                                  <mi>l</mi>
                                  <mn>3</mn>
                                </msub>
                              </mrow>
                            </mrow>
                            <mo fence="true" stretchy="false">)</mo>
                          </mrow>
                        </mrow>
                      </mrow>
                    </mtd>
                  </mtr>
                </mtable>
              </mrow>
            </mrow>
          </mrow>
        </mtd>
      </mtr>
      <mtr>
        <mtd>
          <mtext> </mtext>
        </mtd>
        <mtd>
          <mtext> </mtext>
        </mtd>
      </mtr>
      <mtr>
        <mtd>
          <mtext>Dextrous:</mtext>
        </mtd>
        <mtd>
          <mrow>
            <mtext/>
            <mrow>
              <mo fence="true" stretchy="true">{</mo>
              <mrow>
                <mtable>
                  <mtr>
                    <mtd>
                      <mrow>
                        <mtext/>
                        <msub>
                          <mi>R</mi>
                          <mtext>out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row>
                          <msub>
                            <mi>l</mi>
                            <mn>1</mn>
                          </msub>
                          <mo stretchy="false">+</mo>
                          <msub>
                            <mi>l</mi>
                            <mn>2</mn>
                          </msub>
                          <mo stretchy="false">−</mo>
                          <msub>
                            <mi>l</mi>
                            <mn>3</mn>
                          </msub>
                        </mrow>
                      </mrow>
                    </mtd>
                  </mtr>
                  <mtr>
                    <mtd>
                      <mrow>
                        <mtext/>
                        <msub>
                          <mi>R</mi>
                          <mtext>in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row>
                          <msub>
                            <mi>l</mi>
                            <mn>2</mn>
                          </msub>
                          <mo stretchy="false">+</mo>
                          <msub>
                            <mi>l</mi>
                            <mn>3</mn>
                          </msub>
                          <mo stretchy="false">−</mo>
                          <msub>
                            <mi>l</mi>
                            <mn>1</mn>
                          </msub>
                        </mrow>
                      </mrow>
                    </mtd>
                  </mtr>
                </mtable>
              </mrow>
            </mrow>
          </mrow>
        </mtd>
      </mtr>
    </mtable>
    <annotation encoding="StarMath 5.0">matrix{ 
"Reachable:"#""
left lbrace 
matrix {
""R_{"out"} # ""=` l_1 + l_2 + l_3 ## 
""R_{"in"}  # ""=` l_2 - (l_1 + l_3)}
right none
##" "#" "##
"Dextrous:"#""
left lbrace 
matrix {
""R_{"out"} # ""=` l_1 + l_2 - l_3 ## 
""R_{"in"}  # ""=` l_2 + l_3 - l_1}
right none
}</annotation>
  </semantics>
</math>
</file>

<file path=Object 16/content.xml><?xml version="1.0" encoding="utf-8"?>
<math xmlns="http://www.w3.org/1998/Math/MathML" display="block">
  <semantics>
    <mtable>
      <mtr>
        <mtd>
          <mtext>Reachable:</mtext>
        </mtd>
        <mtd>
          <mrow>
            <mtext/>
            <mrow>
              <mo fence="true" stretchy="true">{</mo>
              <mrow>
                <mtable>
                  <mtr>
                    <mtd>
                      <mrow>
                        <mtext/>
                        <msub>
                          <mi>R</mi>
                          <mtext>out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row>
                          <msub>
                            <mi>l</mi>
                            <mn>1</mn>
                          </msub>
                          <mo stretchy="false">+</mo>
                          <msub>
                            <mi>l</mi>
                            <mn>2</mn>
                          </msub>
                          <mo stretchy="false">+</mo>
                          <msub>
                            <mi>l</mi>
                            <mn>3</mn>
                          </msub>
                        </mrow>
                      </mrow>
                    </mtd>
                  </mtr>
                  <mtr>
                    <mtd>
                      <mrow>
                        <mtext/>
                        <msub>
                          <mi>R</mi>
                          <mtext>in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text>Origin</mtext>
                      </mrow>
                    </mtd>
                  </mtr>
                </mtable>
              </mrow>
            </mrow>
          </mrow>
        </mtd>
      </mtr>
      <mtr>
        <mtd>
          <mtext> </mtext>
        </mtd>
        <mtd>
          <mtext> </mtext>
        </mtd>
      </mtr>
      <mtr>
        <mtd>
          <mtext>Dextrous:</mtext>
        </mtd>
        <mtd>
          <mrow>
            <mtext/>
            <mrow>
              <mo fence="true" stretchy="true">{</mo>
              <mrow>
                <mtable>
                  <mtr>
                    <mtd>
                      <mrow>
                        <mtext/>
                        <msub>
                          <mi>R</mi>
                          <mtext>out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row>
                          <msub>
                            <mi>l</mi>
                            <mn>1</mn>
                          </msub>
                          <mo stretchy="false">+</mo>
                          <msub>
                            <mi>l</mi>
                            <mn>2</mn>
                          </msub>
                          <mo stretchy="false">−</mo>
                          <msub>
                            <mi>l</mi>
                            <mn>3</mn>
                          </msub>
                        </mrow>
                      </mrow>
                    </mtd>
                  </mtr>
                  <mtr>
                    <mtd>
                      <mrow>
                        <mtext/>
                        <msub>
                          <mi>R</mi>
                          <mtext>in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text>Origin</mtext>
                      </mrow>
                    </mtd>
                  </mtr>
                </mtable>
              </mrow>
            </mrow>
          </mrow>
        </mtd>
      </mtr>
    </mtable>
    <annotation encoding="StarMath 5.0">matrix{ 
"Reachable:"#""
left lbrace 
matrix {
""R_{"out"} # ""=` l_1 + l_2 + l_3 ## 
""R_{"in"}  # ""=` "Origin"}
right none
##" "#" "##
"Dextrous:"#""
left lbrace 
matrix {
""R_{"out"} # ""=` l_1 + l_2 - l_3 ## 
""R_{"in"}  # ""=` "Origin"}
right none
}</annotation>
  </semantics>
</math>
</file>

<file path=Object 17/content.xml><?xml version="1.0" encoding="utf-8"?>
<math xmlns="http://www.w3.org/1998/Math/MathML" display="block">
  <semantics>
    <mtable>
      <mtr>
        <mtd>
          <mtext>Reachable:</mtext>
        </mtd>
        <mtd>
          <mrow>
            <mtext/>
            <mrow>
              <mo fence="true" stretchy="true">{</mo>
              <mrow>
                <mtable>
                  <mtr>
                    <mtd>
                      <mrow>
                        <mtext/>
                        <msub>
                          <mi>R</mi>
                          <mtext>out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row>
                          <msub>
                            <mi>l</mi>
                            <mn>1</mn>
                          </msub>
                          <mo stretchy="false">+</mo>
                          <msub>
                            <mi>l</mi>
                            <mn>2</mn>
                          </msub>
                          <mo stretchy="false">+</mo>
                          <msub>
                            <mi>l</mi>
                            <mn>3</mn>
                          </msub>
                        </mrow>
                      </mrow>
                    </mtd>
                  </mtr>
                  <mtr>
                    <mtd>
                      <mrow>
                        <mtext/>
                        <msub>
                          <mi>R</mi>
                          <mtext>in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row>
                          <msub>
                            <mi>l</mi>
                            <mn>2</mn>
                          </msub>
                          <mo stretchy="false">−</mo>
                          <mrow>
                            <mo fence="true" stretchy="false">(</mo>
                            <mrow>
                              <mrow>
                                <msub>
                                  <mi>l</mi>
                                  <mn>1</mn>
                                </msub>
                                <mo stretchy="false">+</mo>
                                <msub>
                                  <mi>l</mi>
                                  <mn>3</mn>
                                </msub>
                              </mrow>
                            </mrow>
                            <mo fence="true" stretchy="false">)</mo>
                          </mrow>
                        </mrow>
                      </mrow>
                    </mtd>
                  </mtr>
                </mtable>
              </mrow>
            </mrow>
          </mrow>
        </mtd>
      </mtr>
      <mtr>
        <mtd>
          <mtext> </mtext>
        </mtd>
        <mtd>
          <mtext> </mtext>
        </mtd>
      </mtr>
      <mtr>
        <mtd>
          <mtext>Dextrous:</mtext>
        </mtd>
        <mtd>
          <mrow>
            <mtext/>
            <mrow>
              <mo fence="true" stretchy="true">{</mo>
              <mrow>
                <mtable>
                  <mtr>
                    <mtd>
                      <mrow>
                        <mi mathvariant="italic">EMPTY</mi>
                        <mi mathvariant="italic">SET</mi>
                      </mrow>
                    </mtd>
                  </mtr>
                </mtable>
              </mrow>
            </mrow>
          </mrow>
        </mtd>
      </mtr>
    </mtable>
    <annotation encoding="StarMath 5.0">matrix{ 
"Reachable:"#""
left lbrace 
matrix {
""R_{"out"} # ""=` l_1 + l_2 + l_3 ## 
""R_{"in"}  # ""=` l_2 - (l_1 + l_3)}
right none
##" "#" "##
"Dextrous:"#""
left lbrace 
matrix {
EMPTY SET} 
right none
}</annotation>
  </semantics>
</math>
</file>

<file path=Object 2/content.xml><?xml version="1.0" encoding="utf-8"?>
<math xmlns="http://www.w3.org/1998/Math/MathML" display="block">
  <semantics>
    <mrow>
      <mrow>
        <msub>
          <mi>A</mi>
          <mtext>workspace</mtext>
        </msub>
        <mo stretchy="false">=</mo>
        <mi mathvariant="normal">π</mi>
      </mrow>
      <mrow>
        <mo fence="true" stretchy="false">(</mo>
        <mrow>
          <mrow>
            <msubsup>
              <mi>R</mi>
              <mtext>out</mtext>
              <mn>2</mn>
            </msubsup>
            <mo stretchy="false">−</mo>
            <msubsup>
              <mi>R</mi>
              <mtext>in</mtext>
              <mn>2</mn>
            </msubsup>
          </mrow>
        </mrow>
        <mo fence="true" stretchy="false">)</mo>
      </mrow>
    </mrow>
    <annotation encoding="StarMath 5.0">A_{"workspace"} = %pi( R_{"out"}^2 - R_{"in"}^2 )</annotation>
  </semantics>
</math>
</file>

<file path=Object 3/content.xml><?xml version="1.0" encoding="utf-8"?>
<math xmlns="http://www.w3.org/1998/Math/MathML" display="block">
  <semantics>
    <mtable>
      <mtr>
        <mtd>
          <mtext>Reachable:</mtext>
        </mtd>
        <mtd>
          <mrow>
            <mtext/>
            <mrow>
              <mo fence="true" stretchy="true">{</mo>
              <mrow>
                <mtable>
                  <mtr>
                    <mtd>
                      <mrow>
                        <mtext/>
                        <msub>
                          <mi>R</mi>
                          <mtext>out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row>
                          <msub>
                            <mi>l</mi>
                            <mn>1</mn>
                          </msub>
                          <mo stretchy="false">+</mo>
                          <msub>
                            <mi>l</mi>
                            <mn>2</mn>
                          </msub>
                          <mo stretchy="false">+</mo>
                          <msub>
                            <mi>l</mi>
                            <mn>3</mn>
                          </msub>
                        </mrow>
                      </mrow>
                    </mtd>
                  </mtr>
                  <mtr>
                    <mtd>
                      <mrow>
                        <mtext/>
                        <msub>
                          <mi>R</mi>
                          <mtext>in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row>
                          <msub>
                            <mi>l</mi>
                            <mn>3</mn>
                          </msub>
                          <mo stretchy="false">−</mo>
                          <mrow>
                            <mo fence="true" stretchy="false">(</mo>
                            <mrow>
                              <mrow>
                                <msub>
                                  <mi>l</mi>
                                  <mn>1</mn>
                                </msub>
                                <mo stretchy="false">+</mo>
                                <msub>
                                  <mi>l</mi>
                                  <mn>2</mn>
                                </msub>
                              </mrow>
                            </mrow>
                            <mo fence="true" stretchy="false">)</mo>
                          </mrow>
                        </mrow>
                      </mrow>
                    </mtd>
                  </mtr>
                </mtable>
              </mrow>
            </mrow>
          </mrow>
        </mtd>
      </mtr>
      <mtr>
        <mtd>
          <mtext> </mtext>
        </mtd>
        <mtd>
          <mtext> </mtext>
        </mtd>
      </mtr>
      <mtr>
        <mtd>
          <mtext>Dextrous:</mtext>
        </mtd>
        <mtd>
          <mrow>
            <mtext/>
            <mrow>
              <mo fence="true" stretchy="true">{</mo>
              <mrow>
                <mtable>
                  <mtr>
                    <mtd>
                      <mrow>
                        <mtext> </mtext>
                        <mi mathvariant="italic">EMPTY</mi>
                        <mi mathvariant="italic">SET</mi>
                      </mrow>
                    </mtd>
                  </mtr>
                </mtable>
              </mrow>
            </mrow>
          </mrow>
        </mtd>
      </mtr>
    </mtable>
    <annotation encoding="StarMath 5.0">matrix{ 
"Reachable:"#""
left lbrace 
matrix {
""R_{"out"} # ""=` l_1 + l_2 + l_3 ## 
""R_{"in"}  # ""=` l_3 - (l_1 + l_2)}
right none
##" "#" "##
"Dextrous:"#""
left lbrace 
matrix {
" "EMPTY SET}
right none
}</annotation>
  </semantics>
</math>
</file>

<file path=Object 4/content.xml><?xml version="1.0" encoding="utf-8"?>
<math xmlns="http://www.w3.org/1998/Math/MathML" display="block">
  <semantics>
    <mtable>
      <mtr>
        <mtd>
          <mtext>Reachable:</mtext>
        </mtd>
        <mtd>
          <mrow>
            <mtext/>
            <mrow>
              <mo fence="true" stretchy="true">{</mo>
              <mrow>
                <mtable>
                  <mtr>
                    <mtd>
                      <mrow>
                        <mtext/>
                        <msub>
                          <mi>R</mi>
                          <mtext>out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row>
                          <msub>
                            <mi>l</mi>
                            <mn>1</mn>
                          </msub>
                          <mo stretchy="false">+</mo>
                          <msub>
                            <mi>l</mi>
                            <mn>2</mn>
                          </msub>
                          <mo stretchy="false">+</mo>
                          <msub>
                            <mi>l</mi>
                            <mn>3</mn>
                          </msub>
                        </mrow>
                      </mrow>
                    </mtd>
                  </mtr>
                  <mtr>
                    <mtd>
                      <mrow>
                        <mtext/>
                        <msub>
                          <mi>R</mi>
                          <mtext>in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text>Origin</mtext>
                      </mrow>
                    </mtd>
                  </mtr>
                </mtable>
              </mrow>
            </mrow>
          </mrow>
        </mtd>
      </mtr>
      <mtr>
        <mtd>
          <mtext> </mtext>
        </mtd>
        <mtd>
          <mtext> </mtext>
        </mtd>
      </mtr>
      <mtr>
        <mtd>
          <mtext>Dextrous:</mtext>
        </mtd>
        <mtd>
          <mrow>
            <mtext/>
            <mrow>
              <mo fence="true" stretchy="true">{</mo>
              <mrow>
                <mtable>
                  <mtr>
                    <mtd>
                      <mrow>
                        <mtext/>
                        <msub>
                          <mi>R</mi>
                          <mtext>out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row>
                          <msub>
                            <mi>l</mi>
                            <mn>1</mn>
                          </msub>
                          <mo stretchy="false">+</mo>
                          <msub>
                            <mi>l</mi>
                            <mn>2</mn>
                          </msub>
                          <mo stretchy="false">−</mo>
                          <msub>
                            <mi>l</mi>
                            <mn>3</mn>
                          </msub>
                        </mrow>
                      </mrow>
                    </mtd>
                  </mtr>
                  <mtr>
                    <mtd>
                      <mrow>
                        <mtext/>
                        <msub>
                          <mi>R</mi>
                          <mtext>in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text>Origin</mtext>
                      </mrow>
                    </mtd>
                  </mtr>
                </mtable>
              </mrow>
            </mrow>
          </mrow>
        </mtd>
      </mtr>
    </mtable>
    <annotation encoding="StarMath 5.0">matrix{ 
"Reachable:"#""
left lbrace 
matrix {
""R_{"out"} # ""=` l_1 + l_2 + l_3 ## 
""R_{"in"}  # ""=` "Origin"}
right none
##" "#" "##
"Dextrous:"#""
left lbrace 
matrix {
""R_{"out"} # ""=` l_1 + l_2 - l_3 ## 
""R_{"in"}  # ""=` "Origin"}
right none
}</annotation>
  </semantics>
</math>
</file>

<file path=Object 47/content.xml><?xml version="1.0" encoding="utf-8"?>
<math xmlns="http://www.w3.org/1998/Math/MathML" display="block">
  <semantics>
    <mrow>
      <msub>
        <mi>l</mi>
        <mn>1</mn>
      </msub>
      <mo stretchy="false">&gt;</mo>
      <msub>
        <mi>l</mi>
        <mn>2</mn>
      </msub>
      <mo stretchy="false">&gt;</mo>
      <msub>
        <mi>l</mi>
        <mn>3</mn>
      </msub>
    </mrow>
    <annotation encoding="StarMath 5.0">l_1 &gt; l_2 &gt; l_3</annotation>
  </semantics>
</math>
</file>

<file path=Object 48/content.xml><?xml version="1.0" encoding="utf-8"?>
<math xmlns="http://www.w3.org/1998/Math/MathML" display="block">
  <semantics>
    <mrow>
      <msub>
        <mi>l</mi>
        <mn>1</mn>
      </msub>
      <mo stretchy="false">&gt;</mo>
      <mrow>
        <msub>
          <mi>l</mi>
          <mn>2</mn>
        </msub>
        <mo stretchy="false">+</mo>
        <msub>
          <mi>l</mi>
          <mn>3</mn>
        </msub>
      </mrow>
    </mrow>
    <annotation encoding="StarMath 5.0">l_1 &gt; l_2 + l_3</annotation>
  </semantics>
</math>
</file>

<file path=Object 49/content.xml><?xml version="1.0" encoding="utf-8"?>
<math xmlns="http://www.w3.org/1998/Math/MathML" display="block">
  <semantics>
    <mtable>
      <mtr>
        <mtd>
          <mtext>Reachable:</mtext>
        </mtd>
        <mtd>
          <mrow>
            <mtext/>
            <mrow>
              <mo fence="true" stretchy="true">{</mo>
              <mrow>
                <mtable>
                  <mtr>
                    <mtd>
                      <mrow>
                        <mtext/>
                        <msub>
                          <mi>R</mi>
                          <mtext>out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row>
                          <msub>
                            <mi>l</mi>
                            <mn>1</mn>
                          </msub>
                          <mo stretchy="false">+</mo>
                          <msub>
                            <mi>l</mi>
                            <mn>2</mn>
                          </msub>
                          <mo stretchy="false">+</mo>
                          <msub>
                            <mi>l</mi>
                            <mn>3</mn>
                          </msub>
                        </mrow>
                      </mrow>
                    </mtd>
                  </mtr>
                  <mtr>
                    <mtd>
                      <mrow>
                        <mtext/>
                        <msub>
                          <mi>R</mi>
                          <mtext>in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row>
                          <msub>
                            <mi>l</mi>
                            <mn>1</mn>
                          </msub>
                          <mo stretchy="false">−</mo>
                          <mrow>
                            <mo fence="true" stretchy="false">(</mo>
                            <mrow>
                              <mrow>
                                <msub>
                                  <mi>l</mi>
                                  <mn>2</mn>
                                </msub>
                                <mo stretchy="false">+</mo>
                                <msub>
                                  <mi>l</mi>
                                  <mn>3</mn>
                                </msub>
                              </mrow>
                            </mrow>
                            <mo fence="true" stretchy="false">)</mo>
                          </mrow>
                        </mrow>
                      </mrow>
                    </mtd>
                  </mtr>
                </mtable>
              </mrow>
            </mrow>
          </mrow>
        </mtd>
      </mtr>
      <mtr>
        <mtd>
          <mtext> </mtext>
        </mtd>
        <mtd>
          <mtext> </mtext>
        </mtd>
      </mtr>
      <mtr>
        <mtd>
          <mtext>Dextrous:</mtext>
        </mtd>
        <mtd>
          <mrow>
            <mtext/>
            <mrow>
              <mo fence="true" stretchy="true">{</mo>
              <mrow>
                <mtable>
                  <mtr>
                    <mtd>
                      <mrow>
                        <mtext/>
                        <msub>
                          <mi>R</mi>
                          <mtext>out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row>
                          <msub>
                            <mi>l</mi>
                            <mn>1</mn>
                          </msub>
                          <mo stretchy="false">+</mo>
                          <msub>
                            <mi>l</mi>
                            <mn>2</mn>
                          </msub>
                          <mo stretchy="false">−</mo>
                          <msub>
                            <mi>l</mi>
                            <mn>3</mn>
                          </msub>
                        </mrow>
                      </mrow>
                    </mtd>
                  </mtr>
                  <mtr>
                    <mtd>
                      <mrow>
                        <mtext/>
                        <msub>
                          <mi>R</mi>
                          <mtext>in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row>
                          <msub>
                            <mi>l</mi>
                            <mn>1</mn>
                          </msub>
                          <mo stretchy="false">+</mo>
                          <msub>
                            <mi>l</mi>
                            <mn>3</mn>
                          </msub>
                          <mo stretchy="false">−</mo>
                          <msub>
                            <mi>l</mi>
                            <mn>2</mn>
                          </msub>
                        </mrow>
                      </mrow>
                    </mtd>
                  </mtr>
                </mtable>
              </mrow>
            </mrow>
          </mrow>
        </mtd>
      </mtr>
    </mtable>
    <annotation encoding="StarMath 5.0">matrix{ 
"Reachable:"#""
left lbrace 
matrix {
""R_{"out"} # ""=` l_1 + l_2 + l_3 ## 
""R_{"in"}  # ""=` l_1 - (l_2 + l_3)}
right none
##" "#" "##
"Dextrous:"#""
left lbrace 
matrix {
""R_{"out"} # ""=` l_1 + l_2 - l_3 ## 
""R_{"in"}  # ""=` l_1 + l_3 - l_2}
right none

}</annotation>
  </semantics>
</math>
</file>

<file path=Object 5/content.xml><?xml version="1.0" encoding="utf-8"?>
<math xmlns="http://www.w3.org/1998/Math/MathML" display="block">
  <semantics>
    <mtable>
      <mtr>
        <mtd>
          <mtext>Reachable:</mtext>
        </mtd>
        <mtd>
          <mrow>
            <mtext/>
            <mrow>
              <mo fence="true" stretchy="true">{</mo>
              <mrow>
                <mtable>
                  <mtr>
                    <mtd>
                      <mrow>
                        <mtext/>
                        <msub>
                          <mi>R</mi>
                          <mtext>out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row>
                          <msub>
                            <mi>l</mi>
                            <mn>1</mn>
                          </msub>
                          <mo stretchy="false">+</mo>
                          <msub>
                            <mi>l</mi>
                            <mn>2</mn>
                          </msub>
                          <mo stretchy="false">+</mo>
                          <msub>
                            <mi>l</mi>
                            <mn>3</mn>
                          </msub>
                        </mrow>
                      </mrow>
                    </mtd>
                  </mtr>
                  <mtr>
                    <mtd>
                      <mrow>
                        <mtext/>
                        <msub>
                          <mi>R</mi>
                          <mtext>in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row>
                          <msub>
                            <mi>l</mi>
                            <mn>1</mn>
                          </msub>
                          <mo stretchy="false">−</mo>
                          <mrow>
                            <mo fence="true" stretchy="false">(</mo>
                            <mrow>
                              <mrow>
                                <msub>
                                  <mi>l</mi>
                                  <mn>2</mn>
                                </msub>
                                <mo stretchy="false">+</mo>
                                <msub>
                                  <mi>l</mi>
                                  <mn>3</mn>
                                </msub>
                              </mrow>
                            </mrow>
                            <mo fence="true" stretchy="false">)</mo>
                          </mrow>
                        </mrow>
                      </mrow>
                    </mtd>
                  </mtr>
                </mtable>
              </mrow>
            </mrow>
          </mrow>
        </mtd>
      </mtr>
      <mtr>
        <mtd>
          <mtext> </mtext>
        </mtd>
        <mtd>
          <mtext> </mtext>
        </mtd>
      </mtr>
      <mtr>
        <mtd>
          <mtext>Dextrous:</mtext>
        </mtd>
        <mtd>
          <mrow>
            <mtext/>
            <mrow>
              <mo fence="true" stretchy="true">{</mo>
              <mrow>
                <mtable>
                  <mtr>
                    <mtd>
                      <mrow>
                        <mtext> </mtext>
                        <mi mathvariant="italic">EMPTY</mi>
                        <mi mathvariant="italic">SET</mi>
                      </mrow>
                    </mtd>
                  </mtr>
                </mtable>
              </mrow>
            </mrow>
          </mrow>
        </mtd>
      </mtr>
    </mtable>
    <annotation encoding="StarMath 5.0">matrix{ 
"Reachable:"#""
left lbrace 
matrix {
""R_{"out"} # ""=` l_1 + l_2 + l_3 ## 
""R_{"in"}  # ""=` l_1 - (l_2 + l_3)}
right none
##" "#" "##
"Dextrous:"#""
left lbrace 
matrix {
" "EMPTY SET}
right none
}</annotation>
  </semantics>
</math>
</file>

<file path=Object 51/content.xml><?xml version="1.0" encoding="utf-8"?>
<math xmlns="http://www.w3.org/1998/Math/MathML" display="block">
  <semantics>
    <mrow>
      <msub>
        <mi>l</mi>
        <mn>1</mn>
      </msub>
      <mo stretchy="false">≤</mo>
      <mrow>
        <msub>
          <mi>l</mi>
          <mn>2</mn>
        </msub>
        <mo stretchy="false">+</mo>
        <msub>
          <mi>l</mi>
          <mn>3</mn>
        </msub>
      </mrow>
    </mrow>
    <annotation encoding="StarMath 5.0">l_1 &lt;= l_2 + l_3</annotation>
  </semantics>
</math>
</file>

<file path=Object 54/content.xml><?xml version="1.0" encoding="utf-8"?>
<math xmlns="http://www.w3.org/1998/Math/MathML" display="block">
  <semantics>
    <mrow>
      <msub>
        <mi>l</mi>
        <mn>1</mn>
      </msub>
      <mo stretchy="false">&gt;</mo>
      <msub>
        <mi>l</mi>
        <mn>3</mn>
      </msub>
      <mo stretchy="false">&gt;</mo>
      <msub>
        <mi>l</mi>
        <mn>2</mn>
      </msub>
    </mrow>
    <annotation encoding="StarMath 5.0">l_1 &gt; l_3 &gt; l_2</annotation>
  </semantics>
</math>
</file>

<file path=Object 55/content.xml><?xml version="1.0" encoding="utf-8"?>
<math xmlns="http://www.w3.org/1998/Math/MathML" display="block">
  <semantics>
    <mrow>
      <msub>
        <mi>l</mi>
        <mn>1</mn>
      </msub>
      <mo stretchy="false">&gt;</mo>
      <mrow>
        <msub>
          <mi>l</mi>
          <mn>3</mn>
        </msub>
        <mo stretchy="false">+</mo>
        <msub>
          <mi>l</mi>
          <mn>2</mn>
        </msub>
      </mrow>
    </mrow>
    <annotation encoding="StarMath 5.0">l_1 &gt; l_3 + l_2</annotation>
  </semantics>
</math>
</file>

<file path=Object 58/content.xml><?xml version="1.0" encoding="utf-8"?>
<math xmlns="http://www.w3.org/1998/Math/MathML" display="block">
  <semantics>
    <mrow>
      <msub>
        <mi>l</mi>
        <mn>1</mn>
      </msub>
      <mo stretchy="false">≤</mo>
      <mrow>
        <msub>
          <mi>l</mi>
          <mn>3</mn>
        </msub>
        <mo stretchy="false">+</mo>
        <msub>
          <mi>l</mi>
          <mn>2</mn>
        </msub>
      </mrow>
    </mrow>
    <annotation encoding="StarMath 5.0">l_1 &lt;= l_3 + l_2</annotation>
  </semantics>
</math>
</file>

<file path=Object 6/content.xml><?xml version="1.0" encoding="utf-8"?>
<math xmlns="http://www.w3.org/1998/Math/MathML" display="block">
  <semantics>
    <mtable>
      <mtr>
        <mtd>
          <mtext>Reachable:</mtext>
        </mtd>
        <mtd>
          <mrow>
            <mtext/>
            <mrow>
              <mo fence="true" stretchy="true">{</mo>
              <mrow>
                <mtable>
                  <mtr>
                    <mtd>
                      <mrow>
                        <mtext/>
                        <msub>
                          <mi>R</mi>
                          <mtext>out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row>
                          <msub>
                            <mi>l</mi>
                            <mn>1</mn>
                          </msub>
                          <mo stretchy="false">+</mo>
                          <msub>
                            <mi>l</mi>
                            <mn>2</mn>
                          </msub>
                          <mo stretchy="false">+</mo>
                          <msub>
                            <mi>l</mi>
                            <mn>3</mn>
                          </msub>
                        </mrow>
                      </mrow>
                    </mtd>
                  </mtr>
                  <mtr>
                    <mtd>
                      <mrow>
                        <mtext/>
                        <msub>
                          <mi>R</mi>
                          <mtext>in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text>Origin</mtext>
                      </mrow>
                    </mtd>
                  </mtr>
                </mtable>
              </mrow>
            </mrow>
          </mrow>
        </mtd>
      </mtr>
      <mtr>
        <mtd>
          <mtext> </mtext>
        </mtd>
        <mtd>
          <mtext> </mtext>
        </mtd>
      </mtr>
      <mtr>
        <mtd>
          <mtext>Dextrous:</mtext>
        </mtd>
        <mtd>
          <mrow>
            <mtext/>
            <mrow>
              <mo fence="true" stretchy="true">{</mo>
              <mrow>
                <mtable>
                  <mtr>
                    <mtd>
                      <mrow>
                        <mtext/>
                        <msub>
                          <mi>R</mi>
                          <mtext>out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row>
                          <mrow>
                            <msub>
                              <mi>l</mi>
                              <mn>1</mn>
                            </msub>
                            <mo stretchy="false">+</mo>
                            <msub>
                              <mi>l</mi>
                              <mn>2</mn>
                            </msub>
                            <mo stretchy="false">−</mo>
                            <msub>
                              <mi>l</mi>
                              <mn>3</mn>
                            </msub>
                          </mrow>
                          <mo stretchy="false">≡</mo>
                          <msub>
                            <mi>l</mi>
                            <mn>1</mn>
                          </msub>
                        </mrow>
                      </mrow>
                    </mtd>
                  </mtr>
                  <mtr>
                    <mtd>
                      <mrow>
                        <mtext/>
                        <msub>
                          <mi>R</mi>
                          <mtext>in</mtext>
                        </msub>
                      </mrow>
                    </mtd>
                    <mtd>
                      <mrow>
                        <mrow>
                          <mtext/>
                          <mo stretchy="false">=</mo>
                          <mspace width="0.5em"/>
                        </mrow>
                        <mtext>Origin</mtext>
                      </mrow>
                    </mtd>
                  </mtr>
                </mtable>
              </mrow>
            </mrow>
          </mrow>
        </mtd>
      </mtr>
    </mtable>
    <annotation encoding="StarMath 5.0">matrix{ 
"Reachable:"#""
left lbrace 
matrix {
""R_{"out"} # ""=`  l_1 + l_2 + l_3 ## 
""R_{"in"}  # ""=` "Origin"}
right none
##" "#" "##
"Dextrous:"#""
left lbrace 
matrix {
""R_{"out"} # ""=` l_1 + l_2 - l_3 equiv l_1 ## 
""R_{"in"}  # ""=` "Origin"}
right none
}</annotation>
  </semantics>
</math>
</file>

<file path=Object 61/content.xml><?xml version="1.0" encoding="utf-8"?>
<math xmlns="http://www.w3.org/1998/Math/MathML" display="block">
  <semantics>
    <mrow>
      <msub>
        <mi>l</mi>
        <mn>2</mn>
      </msub>
      <mo stretchy="false">&gt;</mo>
      <msub>
        <mi>l</mi>
        <mn>1</mn>
      </msub>
      <mo stretchy="false">&gt;</mo>
      <msub>
        <mi>l</mi>
        <mn>3</mn>
      </msub>
    </mrow>
    <annotation encoding="StarMath 5.0">l_2 &gt; l_1 &gt; l_3</annotation>
  </semantics>
</math>
</file>

<file path=Object 62/content.xml><?xml version="1.0" encoding="utf-8"?>
<math xmlns="http://www.w3.org/1998/Math/MathML" display="block">
  <semantics>
    <mrow>
      <msub>
        <mi>l</mi>
        <mn>2</mn>
      </msub>
      <mo stretchy="false">&gt;</mo>
      <mrow>
        <msub>
          <mi>l</mi>
          <mn>1</mn>
        </msub>
        <mo stretchy="false">+</mo>
        <msub>
          <mi>l</mi>
          <mn>3</mn>
        </msub>
      </mrow>
    </mrow>
    <annotation encoding="StarMath 5.0">l_2 &gt; l_1 + l_3</annotation>
  </semantics>
</math>
</file>

<file path=Object 65/content.xml><?xml version="1.0" encoding="utf-8"?>
<math xmlns="http://www.w3.org/1998/Math/MathML" display="block">
  <semantics>
    <mrow>
      <msub>
        <mi>l</mi>
        <mn>2</mn>
      </msub>
      <mo stretchy="false">≤</mo>
      <mrow>
        <msub>
          <mi>l</mi>
          <mn>1</mn>
        </msub>
        <mo stretchy="false">+</mo>
        <msub>
          <mi>l</mi>
          <mn>3</mn>
        </msub>
      </mrow>
    </mrow>
    <annotation encoding="StarMath 5.0">l_2 &lt;= l_1 + l_3</annotation>
  </semantics>
</math>
</file>

<file path=Object 68/content.xml><?xml version="1.0" encoding="utf-8"?>
<math xmlns="http://www.w3.org/1998/Math/MathML" display="block">
  <semantics>
    <mrow>
      <msub>
        <mi>l</mi>
        <mn>2</mn>
      </msub>
      <mo stretchy="false">&gt;</mo>
      <msub>
        <mi>l</mi>
        <mn>3</mn>
      </msub>
      <mo stretchy="false">&gt;</mo>
      <msub>
        <mi>l</mi>
        <mn>1</mn>
      </msub>
    </mrow>
    <annotation encoding="StarMath 5.0">l_2 &gt; l_3 &gt; l_1</annotation>
  </semantics>
</math>
</file>

<file path=Object 69/content.xml><?xml version="1.0" encoding="utf-8"?>
<math xmlns="http://www.w3.org/1998/Math/MathML" display="block">
  <semantics>
    <mrow>
      <msub>
        <mi>l</mi>
        <mn>2</mn>
      </msub>
      <mo stretchy="false">&gt;</mo>
      <mrow>
        <msub>
          <mi>l</mi>
          <mn>3</mn>
        </msub>
        <mo stretchy="false">+</mo>
        <msub>
          <mi>l</mi>
          <mn>1</mn>
        </msub>
      </mrow>
    </mrow>
    <annotation encoding="StarMath 5.0">l_2 &gt; l_3 + l_1</annotation>
  </semantics>
</math>
</file>

<file path=Object 7/content.xml><?xml version="1.0" encoding="utf-8"?>
<math xmlns="http://www.w3.org/1998/Math/MathML" display="block">
  <semantics>
    <msub>
      <mi>l</mi>
      <mn>3</mn>
    </msub>
    <annotation encoding="StarMath 5.0">l_3 </annotation>
  </semantics>
</math>
</file>

<file path=Object 72/content.xml><?xml version="1.0" encoding="utf-8"?>
<math xmlns="http://www.w3.org/1998/Math/MathML" display="block">
  <semantics>
    <mrow>
      <msub>
        <mi>l</mi>
        <mn>2</mn>
      </msub>
      <mo stretchy="false">≤</mo>
      <mrow>
        <msub>
          <mi>l</mi>
          <mn>3</mn>
        </msub>
        <mo stretchy="false">+</mo>
        <msub>
          <mi>l</mi>
          <mn>1</mn>
        </msub>
      </mrow>
    </mrow>
    <annotation encoding="StarMath 5.0">l_2 &lt;= l_3 + l_1</annotation>
  </semantics>
</math>
</file>

<file path=Object 75/content.xml><?xml version="1.0" encoding="utf-8"?>
<math xmlns="http://www.w3.org/1998/Math/MathML" display="block">
  <semantics>
    <mrow>
      <msub>
        <mi>l</mi>
        <mn>3</mn>
      </msub>
      <mo stretchy="false">&gt;</mo>
      <msub>
        <mi>l</mi>
        <mn>1</mn>
      </msub>
      <mo stretchy="false">&gt;</mo>
      <msub>
        <mi>l</mi>
        <mn>2</mn>
      </msub>
    </mrow>
    <annotation encoding="StarMath 5.0">l_3 &gt; l_1 &gt; l_2</annotation>
  </semantics>
</math>
</file>

<file path=Object 76/content.xml><?xml version="1.0" encoding="utf-8"?>
<math xmlns="http://www.w3.org/1998/Math/MathML" display="block">
  <semantics>
    <mrow>
      <msub>
        <mi>l</mi>
        <mn>3</mn>
      </msub>
      <mo stretchy="false">&gt;</mo>
      <mrow>
        <msub>
          <mi>l</mi>
          <mn>1</mn>
        </msub>
        <mo stretchy="false">+</mo>
        <msub>
          <mi>l</mi>
          <mn>2</mn>
        </msub>
      </mrow>
    </mrow>
    <annotation encoding="StarMath 5.0">l_3 &gt; l_1 + l_2</annotation>
  </semantics>
</math>
</file>

<file path=Object 79/content.xml><?xml version="1.0" encoding="utf-8"?>
<math xmlns="http://www.w3.org/1998/Math/MathML" display="block">
  <semantics>
    <mrow>
      <msub>
        <mi>l</mi>
        <mn>3</mn>
      </msub>
      <mo stretchy="false">≤</mo>
      <mrow>
        <msub>
          <mi>l</mi>
          <mn>1</mn>
        </msub>
        <mo stretchy="false">+</mo>
        <msub>
          <mi>l</mi>
          <mn>2</mn>
        </msub>
      </mrow>
    </mrow>
    <annotation encoding="StarMath 5.0">l_3 &lt;= l_1 + l_2</annotation>
  </semantics>
</math>
</file>

<file path=Object 8/content.xml><?xml version="1.0" encoding="utf-8"?>
<math xmlns="http://www.w3.org/1998/Math/MathML" display="block">
  <semantics>
    <msub>
      <mi>l</mi>
      <mn>1</mn>
    </msub>
    <annotation encoding="StarMath 5.0"> l_1</annotation>
  </semantics>
</math>
</file>

<file path=Object 82/content.xml><?xml version="1.0" encoding="utf-8"?>
<math xmlns="http://www.w3.org/1998/Math/MathML" display="block">
  <semantics>
    <mrow>
      <msub>
        <mi>l</mi>
        <mn>3</mn>
      </msub>
      <mo stretchy="false">&gt;</mo>
      <msub>
        <mi>l</mi>
        <mn>2</mn>
      </msub>
      <mo stretchy="false">&gt;</mo>
      <msub>
        <mi>l</mi>
        <mn>1</mn>
      </msub>
    </mrow>
    <annotation encoding="StarMath 5.0">l_3 &gt; l_2 &gt; l_1</annotation>
  </semantics>
</math>
</file>

<file path=Object 83/content.xml><?xml version="1.0" encoding="utf-8"?>
<math xmlns="http://www.w3.org/1998/Math/MathML" display="block">
  <semantics>
    <mrow>
      <msub>
        <mi>l</mi>
        <mn>3</mn>
      </msub>
      <mo stretchy="false">&gt;</mo>
      <mrow>
        <msub>
          <mi>l</mi>
          <mn>2</mn>
        </msub>
        <mo stretchy="false">+</mo>
        <msub>
          <mi>l</mi>
          <mn>1</mn>
        </msub>
      </mrow>
    </mrow>
    <annotation encoding="StarMath 5.0">l_3 &gt; l_2 + l_1</annotation>
  </semantics>
</math>
</file>

<file path=Object 86/content.xml><?xml version="1.0" encoding="utf-8"?>
<math xmlns="http://www.w3.org/1998/Math/MathML" display="block">
  <semantics>
    <mrow>
      <msub>
        <mi>l</mi>
        <mn>3</mn>
      </msub>
      <mo stretchy="false">≤</mo>
      <mrow>
        <msub>
          <mi>l</mi>
          <mn>2</mn>
        </msub>
        <mo stretchy="false">+</mo>
        <msub>
          <mi>l</mi>
          <mn>1</mn>
        </msub>
      </mrow>
    </mrow>
    <annotation encoding="StarMath 5.0">l_3 &lt;= l_2 + l_1</annotation>
  </semantics>
</math>
</file>

<file path=Object 9/content.xml><?xml version="1.0" encoding="utf-8"?>
<math xmlns="http://www.w3.org/1998/Math/MathML" display="block">
  <semantics>
    <msub>
      <mi>l</mi>
      <mn>2</mn>
    </msub>
    <annotation encoding="StarMath 5.0">l_2</annotation>
  </semantics>
</math>
</file>